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0.1</text:p>
      <text:p text:style-name="Standard">Yes.</text:p>
      <text:p text:style-name="Standard"/>
      <text:p text:style-name="Standard">10.2</text:p>
      <text:p text:style-name="Standard">Yes. This is a simulation of reproduction among the foxes.</text:p>
      <text:p text:style-name="Standard"/>
      <text:p text:style-name="Standard">10.3</text:p>
      <text:p text:style-name="Standard">No, dissimilar rates.</text:p>
      <text:p text:style-name="Standard"/>
      <text:p text:style-name="Standard">10.4</text:p>
      <text:p text:style-name="Standard">All the rabbits are eventually gone, with only foxes left.</text:p>
      <text:p text:style-name="Standard"/>
      <text:p text:style-name="Standard">10.5</text:p>
      <text:p text:style-name="Standard">Not the same, but still left with only foxes.</text:p>
      <text:p text:style-name="Standard"/>
      <text:p text:style-name="Standard">10.6</text:p>
      <text:p text:style-name="Standard">Yes, all the rabbits; foxes are eating them.</text:p>
      <text:p text:style-name="Standard"/>
      <text:p text:style-name="Standard">10.7</text:p>
      <text:list xml:id="list37670049" text:style-name="L1">
        <text:list-item>
          <text:p text:style-name="P1">Rabbit: 187; Fox: 49 → Fox: 16</text:p>
        </text:list-item>
        <text:list-item>
          <text:p text:style-name="P1">Rabbit: 198; Fox: 52 → Rabbit: 101</text:p>
        </text:list-item>
        <text:list-item>
          <text:p text:style-name="P1">Rabbit: 196; Fox: 48 → Fox: 53</text:p>
        </text:list-item>
      </text:list>
      <text:p text:style-name="Standard"/>
      <text:p text:style-name="Standard">10.10</text:p>
      <text:p text:style-name="Standard">Yes.</text:p>
      <text:p text:style-name="Standard"/>
      <text:p text:style-name="Standard">10.11</text:p>
      <text:p text:style-name="Standard">Y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7T17:52:16.73</meta:creation-date>
    <dc:date>2010-10-27T18:01:56.36</dc:date>
    <meta:editing-duration>PT00H09M35S</meta:editing-duration>
    <meta:editing-cycles>11</meta:editing-cycles>
    <meta:generator>OpenOffice.org/3.2$Win32 OpenOffice.org_project/320m18$Build-9502</meta:generator>
    <meta:document-statistic meta:table-count="0" meta:image-count="0" meta:object-count="0" meta:page-count="1" meta:paragraph-count="20" meta:word-count="76" meta:character-count="376"/>
  </office:meta>
</office:document-meta>
</file>